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 officeooo:rsid="00190700" officeooo:paragraph-rsid="00190700"/>
    </style:style>
    <style:style style:name="P6" style:family="paragraph" style:parent-style-name="Text_20_body">
      <style:text-properties fo:language="en" fo:country="US" officeooo:rsid="00190700" officeooo:paragraph-rsid="0019cca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en" fo:country="US" officeooo:rsid="00216212" officeooo:paragraph-rsid="0021621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 officeooo:rsid="0019ccae" officeooo:paragraph-rsid="0019cca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officeooo:rsid="0019ccae" officeooo:paragraph-rsid="0019ccae" style:font-style-asian="normal" style:font-style-complex="normal"/>
    </style:style>
    <style:style style:name="P1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874ed"/>
    </style:style>
    <style:style style:name="P14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74e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74e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74ed" style:text-blinking="false" fo:background-color="transparent" style:font-size-asian="12pt" style:font-size-complex="12pt"/>
    </style:style>
    <style:style style:name="P18" style:family="paragraph" style:parent-style-name="Titulo">
      <style:text-properties fo:font-variant="normal" fo:text-transform="none" fo:language="en" fo:country="US"/>
    </style:style>
    <style:style style:name="P19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874ed" style:text-blinking="false" fo:background-color="transparent" loext:padding="0cm" loext:border="none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874ed" style:font-size-asian="24pt" style:font-weight-asian="bold" style:font-size-complex="24pt" style:font-weight-complex="bold"/>
    </style:style>
    <style:style style:name="P21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2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874ed" style:font-size-asian="12pt" style:font-size-complex="12pt"/>
    </style:style>
    <style:style style:name="P23" style:family="paragraph" style:parent-style-name="Standard">
      <style:text-properties style:font-name="Calibri" fo:font-size="12pt" officeooo:paragraph-rsid="002874ed" style:font-size-asian="12pt" style:font-size-complex="12pt"/>
    </style:style>
    <style:style style:name="P24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6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7" style:family="paragraph" style:parent-style-name="Standard">
      <style:text-properties officeooo:paragraph-rsid="002874ed"/>
    </style:style>
    <style:style style:name="P28" style:family="paragraph" style:parent-style-name="Standard" style:master-page-name="First_20_Page">
      <style:paragraph-properties style:page-number="auto"/>
      <style:text-properties officeooo:paragraph-rsid="002874ed"/>
    </style:style>
    <style:style style:name="P2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officeooo:paragraph-rsid="002874ed" style:font-size-asian="12pt" style:font-size-complex="12pt"/>
    </style:style>
    <style:style style:name="P30" style:family="paragraph" style:parent-style-name="Standard" style:master-page-name="Index">
      <style:paragraph-properties style:page-number="auto"/>
      <style:text-properties fo:language="en" fo:country="US"/>
    </style:style>
    <style:style style:name="P31" style:family="paragraph" style:parent-style-name="Titulo" style:master-page-name="Standard">
      <style:paragraph-properties style:page-number="auto"/>
      <style:text-properties fo:language="en" fo:country="US"/>
    </style:style>
    <style:style style:name="P32" style:family="paragraph" style:parent-style-name="Heading_20_1">
      <style:text-properties fo:language="en" fo:country="US"/>
    </style:style>
    <style:style style:name="P33" style:family="paragraph" style:parent-style-name="Heading_20_2">
      <style:text-properties fo:language="en" fo:country="US"/>
    </style:style>
    <style:style style:name="P34" style:family="paragraph" style:parent-style-name="Heading_20_2">
      <style:text-properties fo:language="en" fo:country="US" officeooo:rsid="00190700" officeooo:paragraph-rsid="00190700"/>
    </style:style>
    <style:style style:name="P35" style:family="paragraph" style:parent-style-name="Text_20_body" style:list-style-name="L1">
      <style:text-properties fo:language="en" fo:country="US" officeooo:rsid="00190700" officeooo:paragraph-rsid="00190700"/>
    </style:style>
    <style:style style:name="P36" style:family="paragraph" style:parent-style-name="Text_20_body" style:list-style-name="L1">
      <style:text-properties fo:language="en" fo:country="US" officeooo:rsid="0019ccae" officeooo:paragraph-rsid="0019ccae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95343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874ed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solid" style:text-underline-width="auto" style:text-underline-color="font-color" fo:font-weight="bold" officeooo:rsid="00269440" style:font-style-asian="normal" style:font-weight-asian="bold" style:font-style-complex="normal" style:font-weight-complex="bold"/>
    </style:style>
    <style:style style:name="T17" style:family="text">
      <style:text-properties officeooo:rsid="0019ccae"/>
    </style:style>
    <style:style style:name="T18" style:family="text">
      <style:text-properties officeooo:rsid="00257a68"/>
    </style:style>
    <style:style style:name="T1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T23" style:family="text">
      <style:text-properties officeooo:rsid="00295343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4"/>
          <text:p text:style-name="P14"><text:user-field-get text:name="Modulo">Computer Systems</text:user-field-get></text:p>
          <text:p text:style-name="P14">CFGS DAW</text:p>
        </draw:text-box>
      </draw:frame>
      <text:p text:style-name="P28"/>
      <text:p text:style-name="P27"/>
      <text:p text:style-name="P27"/>
      <text:p text:style-name="P27"/>
      <text:p text:style-name="P20"><text:span text:style-name="T7">Computer Systems – </text:span><text:span text:style-name="T8">Activities 1</text:span><text:span text:style-name="T9"><text:line-break/></text:span><text:span text:style-name="T10">UD </text:span><text:span text:style-name="T11">12</text:span><text:span text:style-name="T10">. </text:span><text:span text:style-name="T11">(EXTRA) </text:span><text:span text:style-name="T19"><text:user-field-get text:name="Tema">Scripting</text:user-field-get></text:span></text:p>
      <text:p text:style-name="P19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16">Sergio García / Alfredo Oltra</text:p>
      <text:p text:style-name="P15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13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7">20<text:span text:style-name="T21">22</text:span>/20<text:span text:style-name="T22">2</text:span><text:span text:style-name="T21">3</text:span></text:p>
      <text:p text:style-name="P22"><text:tab/><text:tab/><text:tab/><text:tab/><text:tab/><text:tab/><text:tab/><text:tab/><text:tab/><text:tab/>Versión:<text:date style:data-style-name="N105" text:date-value="2022-07-29T21:15:28.804000164">220729</text:date>.<text:time style:data-style-name="N104" text:time-value="2022-07-29T21:15:28.804000164">2114</text:time></text:p>
      <text:p text:style-name="P23"/>
      <text:p text:style-name="P29"/>
      <text:p text:style-name="P21"/>
      <text:p text:style-name="P7"/>
      <text:p text:style-name="P30"/>
      <text:p text:style-name="P26">Licencia</text:p>
      <text:p text:style-name="P7"/>
      <text:p text:style-name="P25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4"/>
      <text:p text:style-name="P24"><text:s/></text:p>
      <text:p text:style-name="P26">Nomenclatura</text:p>
      <text:p text:style-name="P8"/>
      <text:p text:style-name="P8">A lo largo de este tema se utilizarán distintos símbolos para distinguir elementos importantes dentro del contenido. Estos símbolos son:</text:p>
      <text:p text:style-name="P8"/>
      <text:p text:style-name="P11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8"/>
      <text:p text:style-name="P11"><text:span text:style-name="T4"> </text:span>Atención. Hace referencia a un tipo de actividad donde los alumnos suelen cometer equivocaciones. </text:p>
      <text:p text:style-name="P11"/>
      <text:p text:style-name="P11"/>
      <text:h text:style-name="P32" text:outline-level="1" text:is-list-header="true"/>
      <text:p text:style-name="P7"/>
      <text:p text:style-name="P7"/>
      <text:p text:style-name="P7"/>
      <text:p text:style-name="P31">UD0<text:user-field-get text:name="NumeroTema">12</text:user-field-get>. <text:user-field-get text:name="Tema">Scripting</text:user-field-get></text:p>
      <text:p text:style-name="P18">Activities</text:p>
      <text:p text:style-name="P9">Use forums to ask questions or help your classmates :) Don’t share solutions.</text:p>
      <text:h text:style-name="P33" text:outline-level="2">Activity 1</text:h>
      <text:p text:style-name="P5">a) Create <text:span text:style-name="T23">a</text:span> script that creates in current directory 70 folders numbered from 00 to 70. The numbers with one digit should contain a 0 on the left.</text:p>
      <text:p text:style-name="P5">b) Create a script that ask if a forum is good or bad, asking it using keyboard. It has to repeat the question until the user writes “GOOD”.</text:p>
      <text:p text:style-name="P5">c) Create a calculator that let you to select an operation (add, <text:span text:style-name="T18">subtract</text:span>, multiply or divide) and let you to enter two operands. At the end it will display the result of the <text:span text:style-name="T18">operation.</text:span></text:p>
      <text:h text:style-name="P34" text:outline-level="2">Activity 2</text:h>
      <text:p text:style-name="P6">Create a program to check if <text:span text:style-name="T17">h</text:span>otel rooms are available <text:span text:style-name="T17">(they are empty)</text:span> or not <text:span text:style-name="T17">(there is a guest in the room)</text:span>. <text:span text:style-name="T17">Also available rooms can be “clean” or “not clean”.</text:span></text:p>
      <text:p text:style-name="P6"><text:s/><text:span text:style-name="T17">Our hotel has 100 rooms.</text:span> </text:p>
      <text:p text:style-name="P5"><text:span text:style-name="T17">In a loop, t</text:span>he program will <text:span text:style-name="T17">ask a room number and then will display</text:span> a menu with those options:</text:p>
      <text:list xml:id="list689612896" text:style-name="L1">
        <text:list-item>
          <text:p text:style-name="P35"><text:span text:style-name="T17">Check is a room is available or not</text:span>.</text:p>
        </text:list-item>
        <text:list-item>
          <text:p text:style-name="P35"><text:span text:style-name="T17">Check is an available room is cleaned or not</text:span>.</text:p>
        </text:list-item>
        <text:list-item>
          <text:p text:style-name="P35"><text:span text:style-name="T17">Set “not available” a “clean and available room”</text:span>.</text:p>
        </text:list-item>
        <text:list-item>
          <text:p text:style-name="P36">Set <text:s/>“available” and “not clean” to a “not available room”</text:p>
        </text:list-item>
        <text:list-item>
          <text:p text:style-name="P35"><text:span text:style-name="T17">Set “cleaned” a “not cleaned” room</text:span>.</text:p>
        </text:list-item>
        <text:list-item>
          <text:p text:style-name="P36">Exit program.</text:p>
        </text:list-item>
      </text:list>
      <text:p text:style-name="P12">If an operation can not be performed, our program have to show an error.</text:p>
      <text:p text:style-name="P12"/>
      <text:p text:style-name="P10"><text:span text:style-name="T13">The program </text:span><text:span text:style-name="T15">has to be </text:span><text:span text:style-name="T16">persistent</text:span><text:span text:style-name="T13"> (if you run again the program, configuration changes should remain). </text:span></text:p>
      <text:p text:style-name="P10"><text:span text:style-name="T14">Tip</text:span><text:span text:style-name="T13">: you can create/delete files/directory and use test if they exist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95343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44M16S</meta:editing-duration>
    <meta:editing-cycles>27</meta:editing-cycles>
    <meta:generator>LibreOffice/7.3.2.2$Windows_X86_64 LibreOffice_project/49f2b1bff42cfccbd8f788c8dc32c1c309559be0</meta:generator>
    <meta:initial-creator>Alfredo Oltra Orengo</meta:initial-creator>
    <dc:date>2022-07-29T21:15:24.081000000</dc:date>
    <meta:print-date>2017-04-16T08:07:47.448000000</meta:print-date>
    <meta:document-statistic meta:table-count="0" meta:image-count="2" meta:object-count="0" meta:page-count="3" meta:paragraph-count="39" meta:word-count="409" meta:character-count="2411" meta:non-whitespace-character-count="2017"/>
  </office:meta>
</office:document-meta>
</file>